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1e4" officeooo:paragraph-rsid="000e2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for x in '1234' %}{% endfor %}</text:p>
      <text:p text:style-name="P1">BOOM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7:49:53.957763149</meta:creation-date>
    <dc:date>2021-01-24T17:51:21.530628107</dc:date>
    <meta:editing-duration>PT1M28S</meta:editing-duration>
    <meta:editing-cycles>1</meta:editing-cycles>
    <meta:document-statistic meta:table-count="0" meta:image-count="0" meta:object-count="0" meta:page-count="1" meta:paragraph-count="2" meta:word-count="9" meta:character-count="38" meta:non-whitespace-character-count="31"/>
    <meta:generator>LibreOffice/7.0.3.1$Linux_X86_64 LibreOffice_project/00$Build-1</meta:generator>
  </office:meta>
</office:document-meta>
</file>